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Azione_20_attore" style:list-style-name="Numerazione_20_UC"/>
    <style:style style:name="P7" style:family="paragraph" style:parent-style-name="Azione_20_attore" style:list-style-name=""/>
    <style:style style:name="P8" style:family="paragraph" style:parent-style-name="Standard" style:list-style-name="L1"/>
    <style:style style:name="P9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 text:c="2"/>Inserimento Programma Educativo Settimanal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PsicoPedagogo L'utente visualizza il programma educativo settimanale (Include V<text:span text:style-name="T1">isualizza Programma Educativo) </text:span></text:p>
            <text:p text:style-name="P2"><text:span text:style-name="T2">L'utente aggiunge Attività (include</text:span><text:span text:style-name="T1"> Psicopedagogo aggiunge Attività</text:span>)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405220" text:style-name="Numerazione_20_UC">
              <text:list-header>
                <text:p text:style-name="Azione_20_attore"/>
              </text:list-header>
              <text:list-item text:start-value="1">
                <text:p text:style-name="P6">L'utente <text:s/>accede alla sezione ProgrammaEducativoSettimanale <text:span text:style-name="T3">(</text:span><text:span text:style-name="T5">Include</text:span><text:span text:style-name="T3"> V</text:span><text:span text:style-name="T4">isualizza Storico Registro</text:span><text:span text:style-name="T3">)</text:span></text:p>
              </text:list-item>
              <text:list-item>
                <text:p text:style-name="Azione_20_sistema">Il sistema mostra all'utente la finestra di gestione del programma educativo settimanale</text:p>
              </text:list-item>
              <text:list-item>
                <text:p text:style-name="Azione_20_attore">L'utente seleziona la funzionalità di inserimento programma educativo</text:p>
              </text:list-item>
              <text:list-item>
                <text:p text:style-name="P6">L'utente seleziona la classe per cui vuole inserire il programma educativo settimanale <text:span text:style-name="T2"><text:s/></text:span></text:p>
              </text:list-item>
              <text:list-item>
                <text:p text:style-name="P9"><text:span text:style-name="T2">Il sistema </text:span><text:span text:style-name="T2">mostra </text:span><text:span text:style-name="T2"><text:s/></text:span><text:span text:style-name="T2">una finestra da compilare</text:span></text:p>
              </text:list-item>
              <text:list-item>
                <text:p text:style-name="Azione_20_attore">L'utente, inserisce un obiettivo da perseguire nel programma educativo, e un elenco di attività da eseguire(<text:span text:style-name="T2">include</text:span><text:span text:style-name="T1"> Psicopedagogo aggiunge Attività)</text:span></text:p>
              </text:list-item>
              <text:list-item>
                <text:p text:style-name="Azione_20_attore">L'utente sottomette il programma educativo settimanale</text:p>
              </text:list-item>
              <text:list-item>
                <text:p text:style-name="Azione_20_sistema">Il sistema memorizza il programma educativo settimanale</text:p>
              </text:list-item>
            </text:list>
            <text:p text:style-name="P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mostra un messaggio di successo dell'operazione e <text:s/>mostra all’utente il programma educativo appena inserito (<text:span text:style-name="T1">includ</text:span><text:span text:style-name="T1">e Visualizza Programma Educativo Settimanale</text:span><text:span text:style-name="T2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Table_20_Contents"/>
            <text:list xml:id="list40419278" text:style-name="L1">
              <text:list-item>
                <text:p text:style-name="P8">Nel caso di un errore utente, il sistema mostra all’utente un messaggio di errore che ne indica la causa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La memorizzazione del programma educativo non richiederà piu' di 4 secondi</text:p>
          </table:table-cell>
        </table:table-row>
      </table:table>
      <text:p text:style-name="P5"/>
      <text:p text:style-name="P3">UC_H_58_inserimento_programma_educativo_settimanale: Inserimento Programma Educativo Settiman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1M34S</meta:editing-duration>
    <meta:editing-cycles>26</meta:editing-cycles>
    <meta:generator>LibreOffice/3.6$Windows_x86 LibreOffice_project/da8c1e6-fd468f4-454e206-f42a4a9-143cfd</meta:generator>
    <dc:date>2012-11-07T20:28:22.63</dc:date>
    <meta:document-statistic meta:table-count="1" meta:image-count="0" meta:object-count="0" meta:page-count="1" meta:paragraph-count="25" meta:word-count="195" meta:character-count="1533" meta:non-whitespace-character-count="1364"/>
  </office:meta>
</office:document-meta>
</file>